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nsolas" svg:font-family="Consola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system" style:font-pitch="variable"/>
    <style:font-face style:name="游ゴシック Light" svg:font-family="'游ゴシック Light'" style:font-family-generic="system" style:font-pitch="variable"/>
  </office:font-face-decls>
  <office:automatic-styles>
    <style:style style:name="P1" style:family="paragraph" style:parent-style-name="Standard">
      <style:paragraph-properties fo:margin-top="0in" fo:margin-bottom="0.1299in" style:contextual-spacing="false"/>
    </style:style>
    <style:style style:name="P2" style:family="paragraph" style:parent-style-name="Standard">
      <style:paragraph-properties fo:margin-top="0.1299in" fo:margin-bottom="0.1299in" style:contextual-spacing="false"/>
    </style:style>
    <style:style style:name="T1" style:family="text">
      <style:text-properties fo:font-size="10pt" style:font-size-asian="10pt" style:font-size-complex="10pt"/>
    </style:style>
    <style:style style:name="T2" style:family="text">
      <style:text-properties fo:background-color="#ffff00"/>
    </style:style>
  </office:automatic-styles>
  <office:body>
    <office:text text:use-soft-page-breaks="true">
      <text:tracked-changes text:track-changes="false">
        <text:changed-region xml:id="ct94240454212928" text:id="ct94240454212928">
          <text:insertion>
            <office:change-info>
              <dc:creator>Sophia Klymchuk</dc:creator>
              <dc:date>2026-03-31T19:57:00</dc:date>
            </office:change-info>
          </text:insertion>
        </text:changed-region>
        <text:changed-region xml:id="ct94240505261456" text:id="ct94240505261456">
          <text:insertion>
            <office:change-info>
              <dc:creator>Sophia Klymchuk</dc:creator>
              <dc:date>2026-03-31T20:00:00</dc:date>
            </office:change-info>
          </text:insertion>
        </text:changed-region>
        <text:changed-region xml:id="ct94240506778704" text:id="ct94240506778704">
          <text:insertion>
            <office:change-info>
              <dc:creator>Sophia Klymchuk</dc:creator>
              <dc:date>2026-03-31T19:57:00</dc:date>
            </office:change-info>
          </text:insertion>
        </text:changed-region>
        <text:changed-region xml:id="ct94240506779312" text:id="ct94240506779312">
          <text:insertion>
            <office:change-info>
              <dc:creator>Sophia Klymchuk</dc:creator>
              <dc:date>2026-03-31T20:00:00</dc:date>
            </office:change-info>
          </text:insertion>
        </text:changed-region>
        <text:changed-region xml:id="ct94240506768320" text:id="ct94240506768320">
          <text:insertion>
            <office:change-info>
              <dc:creator>Sophia Klymchuk</dc:creator>
              <dc:date>2026-03-31T19:57:00</dc:date>
            </office:change-info>
          </text:insertion>
        </text:changed-region>
        <text:changed-region xml:id="ct94240506769856" text:id="ct94240506769856">
          <text:insertion>
            <office:change-info>
              <dc:creator>Sophia Klymchuk</dc:creator>
              <dc:date>2026-03-31T19:56:00</dc:date>
            </office:change-info>
          </text:insertion>
        </text:changed-region>
        <text:changed-region xml:id="ct94240506768928" text:id="ct94240506768928">
          <text:deletion>
            <office:change-info>
              <dc:creator>Sophia Klymchuk</dc:creator>
              <dc:date>2026-03-31T19:56:00</dc:date>
            </office:change-info>
            <text:p text:style-name="P2">in 65-nm CMOS</text:p>
          </text:deletion>
        </text:changed-region>
        <text:changed-region xml:id="ct94240506872016" text:id="ct94240506872016">
          <text:insertion>
            <office:change-info>
              <dc:creator>Sophia Klymchuk</dc:creator>
              <dc:date>2026-03-31T19:57:00</dc:date>
            </office:change-info>
          </text:insertion>
        </text:changed-region>
        <text:changed-region xml:id="ct94240506815440" text:id="ct94240506815440">
          <text:deletion>
            <office:change-info>
              <dc:creator>Sophia Klymchuk</dc:creator>
              <dc:date>2026-03-31T19:57:00</dc:date>
            </office:change-info>
            <text:p text:style-name="P2">computational </text:p>
          </text:deletion>
        </text:changed-region>
        <text:changed-region xml:id="ct94240510656176" text:id="ct94240510656176">
          <text:insertion>
            <office:change-info>
              <dc:creator>Sophia Klymchuk</dc:creator>
              <dc:date>2026-03-31T19:57:00</dc:date>
            </office:change-info>
          </text:insertion>
        </text:changed-region>
        <text:changed-region xml:id="ct94240509581680" text:id="ct94240509581680">
          <text:deletion>
            <office:change-info>
              <dc:creator>Sophia Klymchuk</dc:creator>
              <dc:date>2026-03-31T20:09:00</dc:date>
            </office:change-info>
            <text:p text:style-name="P2">applied this directly</text:p>
          </text:deletion>
        </text:changed-region>
        <text:changed-region xml:id="ct94240510696064" text:id="ct94240510696064">
          <text:insertion>
            <office:change-info>
              <dc:creator>Sophia Klymchuk</dc:creator>
              <dc:date>2026-03-31T20:09:00</dc:date>
            </office:change-info>
          </text:insertion>
        </text:changed-region>
        <text:changed-region xml:id="ct94240506710912" text:id="ct94240506710912">
          <text:insertion>
            <office:change-info>
              <dc:creator>Sophia Klymchuk</dc:creator>
              <dc:date>2026-03-31T20:10:00</dc:date>
            </office:change-info>
          </text:insertion>
        </text:changed-region>
        <text:changed-region xml:id="ct94240510682304" text:id="ct94240510682304">
          <text:deletion>
            <office:change-info>
              <dc:creator>Sophia Klymchuk</dc:creator>
              <dc:date>2026-03-31T20:10:00</dc:date>
            </office:change-info>
            <text:p text:style-name="P2"><text:s/>— </text:p>
          </text:deletion>
        </text:changed-region>
        <text:changed-region xml:id="ct94240509579232" text:id="ct94240509579232">
          <text:insertion>
            <office:change-info>
              <dc:creator>Sophia Klymchuk</dc:creator>
              <dc:date>2026-03-31T20:10:00</dc:date>
            </office:change-info>
          </text:insertion>
        </text:changed-region>
        <text:changed-region xml:id="ct94240509579840" text:id="ct94240509579840">
          <text:deletion>
            <office:change-info>
              <dc:creator>Sophia Klymchuk</dc:creator>
              <dc:date>2026-03-31T20:10:00</dc:date>
            </office:change-info>
            <text:p text:style-name="P2"><text:s/>— and began developing</text:p>
          </text:deletion>
        </text:changed-region>
        <text:changed-region xml:id="ct94240510683712" text:id="ct94240510683712">
          <text:insertion>
            <office:change-info>
              <dc:creator>Sophia Klymchuk</dc:creator>
              <dc:date>2026-03-31T20:10:00</dc:date>
            </office:change-info>
          </text:insertion>
        </text:changed-region>
        <text:changed-region xml:id="ct94240510703776" text:id="ct94240510703776">
          <text:insertion>
            <office:change-info>
              <dc:creator>Sophia Klymchuk</dc:creator>
              <dc:date>2026-03-31T20:11:00</dc:date>
            </office:change-info>
          </text:insertion>
        </text:changed-region>
        <text:changed-region xml:id="ct94240510684000" text:id="ct94240510684000">
          <text:deletion>
            <office:change-info>
              <dc:creator>Sophia Klymchuk</dc:creator>
              <dc:date>2026-03-31T20:11:00</dc:date>
            </office:change-info>
            <text:p text:style-name="P2"><text:s/>— </text:p>
          </text:deletion>
        </text:changed-region>
        <text:changed-region xml:id="ct94240510684288" text:id="ct94240510684288">
          <text:insertion>
            <office:change-info>
              <dc:creator>Sophia Klymchuk</dc:creator>
              <dc:date>2026-03-31T20:12:00</dc:date>
            </office:change-info>
          </text:insertion>
        </text:changed-region>
        <text:changed-region xml:id="ct94240510684576" text:id="ct94240510684576">
          <text:deletion>
            <office:change-info>
              <dc:creator>Sophia Klymchuk</dc:creator>
              <dc:date>2026-03-31T20:12:00</dc:date>
            </office:change-info>
            <text:p text:style-name="P2">what role this replay plays in development </text:p>
          </text:deletion>
        </text:changed-region>
        <text:changed-region xml:id="ct94240510756880" text:id="ct94240510756880">
          <text:insertion>
            <office:change-info>
              <dc:creator>Sophia Klymchuk</dc:creator>
              <dc:date>2026-03-31T20:12:00</dc:date>
            </office:change-info>
          </text:insertion>
        </text:changed-region>
        <text:changed-region xml:id="ct94240510757168" text:id="ct94240510757168">
          <text:insertion>
            <office:change-info>
              <dc:creator>Sophia Klymchuk</dc:creator>
              <dc:date>2026-03-31T20:13:00</dc:date>
            </office:change-info>
          </text:insertion>
        </text:changed-region>
        <text:changed-region xml:id="ct94240510716352" text:id="ct94240510716352">
          <text:deletion>
            <office:change-info>
              <dc:creator>Sophia Klymchuk</dc:creator>
              <dc:date>2026-03-31T20:13:00</dc:date>
            </office:change-info>
            <text:p text:style-name="P2">raised a question for me that I want to help answer: </text:p>
          </text:deletion>
        </text:changed-region>
        <text:changed-region xml:id="ct94240510801232" text:id="ct94240510801232">
          <text:deletion>
            <office:change-info>
              <dc:creator>Sophia Klymchuk</dc:creator>
              <dc:date>2026-03-31T20:14:00</dc:date>
            </office:change-info>
            <text:p text:style-name="P2">showed </text:p>
          </text:deletion>
        </text:changed-region>
        <text:changed-region xml:id="ct94240510800560" text:id="ct94240510800560">
          <text:insertion>
            <office:change-info>
              <dc:creator>Sophia Klymchuk</dc:creator>
              <dc:date>2026-03-31T20:14:00</dc:date>
            </office:change-info>
          </text:insertion>
        </text:changed-region>
        <text:changed-region xml:id="ct94240510797120" text:id="ct94240510797120">
          <text:deletion>
            <office:change-info>
              <dc:creator>Sophia Klymchuk</dc:creator>
              <dc:date>2026-03-31T20:14:00</dc:date>
            </office:change-info>
            <text:p text:style-name="P2">what </text:p>
          </text:deletion>
        </text:changed-region>
        <text:changed-region xml:id="ct94240510798368" text:id="ct94240510798368">
          <text:insertion>
            <office:change-info>
              <dc:creator>Sophia Klymchuk</dc:creator>
              <dc:date>2026-03-31T20:14:00</dc:date>
            </office:change-info>
          </text:insertion>
        </text:changed-region>
        <text:changed-region xml:id="ct94240510798976" text:id="ct94240510798976">
          <text:deletion>
            <office:change-info>
              <dc:creator>Sophia Klymchuk</dc:creator>
              <dc:date>2026-03-31T20:15:00</dc:date>
            </office:change-info>
            <text:p text:style-name="P2"><text:s/>looks like up close</text:p>
          </text:deletion>
        </text:changed-region>
        <text:changed-region xml:id="ct94240510775072" text:id="ct94240510775072">
          <text:insertion>
            <office:change-info>
              <dc:creator>Sophia Klymchuk</dc:creator>
              <dc:date>2026-03-31T20:15:00</dc:date>
            </office:change-info>
          </text:insertion>
        </text:changed-region>
        <text:changed-region xml:id="ct94240510809440" text:id="ct94240510809440">
          <text:insertion>
            <office:change-info>
              <dc:creator>Sophia Klymchuk</dc:creator>
              <dc:date>2026-03-31T20:15:00</dc:date>
            </office:change-info>
          </text:insertion>
        </text:changed-region>
        <text:changed-region xml:id="ct94240510718832" text:id="ct94240510718832">
          <text:deletion>
            <office:change-info>
              <dc:creator>Sophia Klymchuk</dc:creator>
              <dc:date>2026-03-31T20:15:00</dc:date>
            </office:change-info>
            <text:p text:style-name="P2"><text:s/>—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ilding on my current work in analog frontend design and computational neuroscience, I am applying to the Research Associates Program to study how neural circuits are assembled and calibrated during development, under the mentorship of the Schoppik Lab.</text:p>
      <text:p text:style-name="P2"><text:change-start text:change-id="ct94240454212928"/>While an engineer by <office:annotation office:name="__Annotation__77_4149278930" loext:resolved="false"><dc:creator>Sophia Klymchuk</dc:creator><dc:date>2026-03-31T20:19:00</dc:date><meta:creator-initials>SK</meta:creator-initials><text:p><text:span text:style-name="T1">tbh idk is this repetitive?</text:span></text:p></office:annotation>training, I am interested <text:change-end text:change-id="ct94240454212928"/><text:change-start text:change-id="ct94240505261456"/>by applications <text:change-end text:change-id="ct94240505261456"/><text:change-start text:change-id="ct94240506778704"/>in the field of <text:change-end text:change-id="ct94240506778704"/><text:change-start text:change-id="ct94240506779312"/>biology, specifically <text:change-end text:change-id="ct94240506779312"/><text:change-start text:change-id="ct94240506768320"/>neuroscience(?) etc. <text:change-end text:change-id="ct94240506768320"/><office:annotation-end office:name="__Annotation__77_4149278930"/>My master’s thesis with Dr. Jabeom Koo at Cooper Union designs a low-noise amplifier for brain–machine interfaces, an application-specific integrated circuit <text:change-start text:change-id="ct94240506769856"/>for measuring local field and action potentials<text:change-end text:change-id="ct94240506769856"/><text:change text:change-id="ct94240506768928"/>, shaped by the constraints of resolving microvolt-scale brain signals at ultra-low power<text:change-start text:change-id="ct94240506872016"/> consumption<text:change-end text:change-id="ct94240506872016"/>. My research with Dr. Stanislav Mintchev complements this from the <text:change text:change-id="ct94240506815440"/><text:change-start text:change-id="ct94240510656176"/>theoretical <text:change-end text:change-id="ct94240510656176"/>side: I study how networks of neurons learn from delayed feedback. <office:annotation office:name="__Annotation__98_4149278930" loext:parent-name="__Annotation__95_4149278930" loext:resolved="false"><dc:creator>Sophia Klymchuk</dc:creator><dc:date>2026-03-31T19:59:00</dc:date><meta:creator-initials>SK</meta:creator-initials><text:p><text:span text:style-name="T1">or idk yours is fine too. this is wordier i think</text:span></text:p></office:annotation><office:annotation office:name="__Annotation__95_4149278930" loext:resolved="false"><dc:creator>Sophia Klymchuk</dc:creator><dc:date>2026-03-31T19:59:00</dc:date><meta:creator-initials>SK</meta:creator-initials><text:p><text:span text:style-name="T1">Reward signals often arrive seconds after relevant neural activity and are indiscriminately broadcast to every connection in the network; I am studying how the correct connection is selectively strengthened.</text:span></text:p></office:annotation>When a reward signal arrives seconds after the relevant neural activity and is broadcast to every connection in the network, how does the right connection get selectively strengthened? <office:annotation-end office:name="__Annotation__95_4149278930"/><office:annotation-end office:name="__Annotation__98_4149278930"/>I am mapping where this selective strengthening succeeds and where it breaks down across different conditions and feedback signals. At Mount Sinai, I trained a surgical instrument recognition model to improve operating room efficiency; being present during surgeries revealed aspects of the workflow I would never have known to ask about, and that understanding was critical to the model I built. </text:p>
      <text:p text:style-name="P2"><text:span text:style-name="T2">This experience has informed my broader belief that the best tools come from understanding the system they are built for. In the field of neuroscience, the brain is not yet well-characterized; it is why I pursue a theoretical grounding in neural network behavior(?), not as a separate interest from my engineering work, but as a prerequisite to doing it well.</text:span></text:p>
      <text:p text:style-name="P2">At NYU Langone’s Long Lab, I <text:change text:change-id="ct94240509581680"/><text:change-start text:change-id="ct94240510696064"/>continued exploring engineering solutions built for biological systems<text:change-end text:change-id="ct94240510696064"/>. I built a computational pipeline for analyzing avian vocalizations<text:change-start text:change-id="ct94240506710912"/>, <text:change-end text:change-id="ct94240506710912"/><text:change text:change-id="ct94240510682304"/>extracting acoustic features, clustering syllable types, and training models for segmentation and classification<text:change-start text:change-id="ct94240509579232"/>. <text:change-end text:change-id="ct94240509579232"/><text:change text:change-id="ct94240509579840"/><text:change-start text:change-id="ct94240510683712"/>I also developed<text:change-end text:change-id="ct94240510683712"/> an automated ROS2-based system for minimally supervised vocal learning experiments. Designing that system required understanding the <office:annotation office:name="__Annotation__129_4149278930" loext:parent-name="__Annotation__123_4149278930" loext:resolved="false"><dc:creator>Jaeho Cho</dc:creator><dc:date>2026-03-31T20:27:00</dc:date><meta:creator-initials>JC</meta:creator-initials><text:p>like seeing how the birds interact with the robot bird to realize the degrees of freedom the robot needs or getting a sense of the rate at which the birds learned new songs to introduce new ones</text:p></office:annotation><office:annotation office:name="__Annotation__126_4149278930" loext:parent-name="__Annotation__123_4149278930" loext:resolved="false"><dc:creator>Sophia Klymchuk</dc:creator><dc:date>2026-03-31T20:11:00</dc:date><meta:creator-initials>SK</meta:creator-initials><text:p><text:span text:style-name="T1">i guess it just seems a little repetitive but that might be fine</text:span></text:p></office:annotation><office:annotation office:name="__Annotation__123_4149278930" loext:resolved="false"><dc:creator>Sophia Klymchuk</dc:creator><dc:date>2026-03-31T20:11:00</dc:date><meta:creator-initials>SK</meta:creator-initials><text:p><text:span text:style-name="T1">is there any detail we could use here that makes it less broad and wishy washy? if not thats ok</text:span></text:p></office:annotation>experiment firsthand<office:annotation-end office:name="__Annotation__123_4149278930"/><office:annotation-end office:name="__Annotation__126_4149278930"/><office:annotation-end office:name="__Annotation__129_4149278930"/>, further demonstrating to me that building the right tool means being embedded in the research. Through lab meetings, I also encountered the idea of sleep replay: that the song motor circuit replays its learned patterns during sleep without any external input. What surprised me was that a circuit would reproduce its waking activity entirely on its own<text:change-start text:change-id="ct94240510703776"/>; <text:change-end text:change-id="ct94240510703776"/><text:change text:change-id="ct94240510684000"/>it made me want to understand <text:change-start text:change-id="ct94240510684288"/>how this replay affects development <text:change-end text:change-id="ct94240510684288"/><text:change text:change-id="ct94240510684576"/><text:soft-page-break/>and <office:annotation office:name="__Annotation__141_4149278930" loext:resolved="false"><dc:creator>Sophia Klymchuk</dc:creator><dc:date>2026-03-31T20:12:00</dc:date><meta:creator-initials>SK</meta:creator-initials><text:p><text:span text:style-name="T1">a little awk wording but not sure how to replace atm</text:span></text:p></office:annotation>how the circuitry behind it is built<office:annotation-end office:name="__Annotation__141_4149278930"/>.</text:p>
      <text:p text:style-name="P2">The Schoppik Lab addresses this <text:change-start text:change-id="ct94240510756880"/>question <text:change-end text:change-id="ct94240510756880"/>directly. <office:annotation office:name="__Annotation__150_4149278930" loext:resolved="false"><dc:creator>Sophia Klymchuk</dc:creator><dc:date>2026-03-31T20:13:00</dc:date><meta:creator-initials>SK</meta:creator-initials><text:p><text:span text:style-name="T1">does this actually answer/inform the prev question???</text:span></text:p></office:annotation>Leary et al. (2025) showed that the vestibulo-ocular reflex circuit in zebrafish matures entirely without sensory experience, its development limited not by the brain but by the neuromuscular junction.<office:annotation-end office:name="__Annotation__150_4149278930"/> This <text:change-start text:change-id="ct94240510757168"/>further raised a research interest: <text:change-end text:change-id="ct94240510757168"/><text:change text:change-id="ct94240510716352"/>if this circuit calibrates itself from within, when does experience-dependent plasticity take over, and what is it for? I want to contribute to this work, from developing experimental apparatus like the lab’s Tilt In Place Microscopy system to conducting the imaging and electrophysiology experiments.</text:p>
      <text:p text:style-name="P2">My long-term goal is a PhD in which I design neural recording and experimental tools informed by firsthand experience in biological research. The Research Associates Program would provide the foundation for that trajectory. My time in the Long Lab <text:change text:change-id="ct94240510801232"/><text:change-start text:change-id="ct94240510800560"/>has shown <text:change-end text:change-id="ct94240510800560"/>me <text:change text:change-id="ct94240510797120"/><text:change-start text:change-id="ct94240510798368"/>the value(?) of joining <text:change-end text:change-id="ct94240510798368"/><office:annotation office:name="__Annotation__168_4149278930" loext:resolved="false"><dc:creator>Sophia Klymchuk</dc:creator><dc:date>2026-03-31T20:15:00</dc:date><meta:creator-initials>SK</meta:creator-initials><text:p><text:span text:style-name="T1">idk i just didnt like the up-close wording but idk</text:span></text:p></office:annotation>NYU Langone’s neuroscience community<office:annotation-end office:name="__Annotation__168_4149278930"/><text:change text:change-id="ct94240510798976"/>. <text:change-start text:change-id="ct94240510775072"/>For instance, <text:change-end text:change-id="ct94240510775072"/>I had studied two-photon imaging in coursework, but when lab members walked me through the full optical setup, it felt entirely different<text:change-start text:change-id="ct94240510809440"/>; <text:change-end text:change-id="ct94240510809440"/><text:change text:change-id="ct94240510718832"/>it made clear how much I stand to gain from immersing myself in this community. I am eager to do so in the Schoppik Lab.</text:p>
      <text:p text:style-name="Text_20_body">My time in the Long Lab has made clear how much I stand to gain from immersing myself in NYU Langone’s neuroscience community. For instance, I had studied two-photon imaging in coursework, but the experience of having lab members walking me through the full optical setup felt entirely different. I am eager to continue learning in the Schoppik Lab (?). ID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nsolas" svg:font-family="Consola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n" fo:country="US" style:letter-kerning="false" style:font-name-asian="Aptos1" style:font-size-asian="12pt" style:language-asian="en" style:country-asian="US" style:font-name-complex="Arial"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Aptos" fo:font-size="12pt" fo:language="en" fo:country="US" style:letter-kerning="false" style:font-name-asian="Aptos1" style:font-size-asian="12pt" style:language-asian="en" style:country-asian="US" style:font-name-complex="Arial"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lef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loext:linked-style-name="Caption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Text_20_body"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Text_20_body"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Text_20_body"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游ゴシック Light" style:font-family-asian="'游ゴシック Light'"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Text_20_body"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游ゴシック Light" style:font-family-asian="'游ゴシック Light'"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Text_20_body"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游ゴシック Light" style:font-family-asian="'游ゴシック Light'"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Text_20_body"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游ゴシック Light" style:font-family-asian="'游ゴシック Light'"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Text_20_body"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游ゴシック Light" style:font-family-asian="'游ゴシック Light'"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Text_20_body"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游ゴシック Light" style:font-family-asian="'游ゴシック Light'"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Text_20_body"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游ゴシック Light" style:font-family-asian="'游ゴシック Light'"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loext:linked-style-name="Title_20_Char" style:class="chapter">
      <style:paragraph-properties fo:margin-top="0in" fo:margin-bottom="0.0555in" style:contextual-spacing="true" fo:text-align="center" style:justify-single-word="false"/>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 style:family="paragraph" style:parent-style-name="Title" style:next-style-name="Text_20_body" loext:linked-style-name="Subtitle_20_Char" style:class="chapter">
      <style:text-properties fo:font-size="14pt" fo:letter-spacing="0.0102in" style:font-size-asian="14pt" style:font-size-complex="14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style:style>
    <style:style style:name="Footnote" style:family="paragraph" style:parent-style-name="Standard" style:class="extra"/>
    <style:style style:name="Footnote_20_Block_20_Text" style:display-name="Footnote Block Text" style:family="paragraph" style:parent-style-name="Footnote" style:next-style-name="Footnote">
      <style:paragraph-properties fo:margin-left="0.3335in" fo:margin-right="0.3335in" fo:margin-top="0.0693in" fo:margin-bottom="0.0693in" style:contextual-spacing="false"/>
    </style:style>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0555in" style:contextual-spacing="false" fo:line-height="108%"/>
    </style:style>
    <style:style style:name="Source_20_Code" style:display-name="Source Code" style:family="paragraph" style:parent-style-name="Standard" loext:linked-style-name="Verbatim_20_Char"/>
    <style:style style:name="Marginalia" style:family="paragraph" style:parent-style-name="Standard" loext:linked-style-name="Comment_20_Text_20_Char" style:class="text">
      <style:text-properties fo:font-size="10pt" style:font-size-asian="10pt" style:font-size-complex="10pt"/>
    </style:style>
    <style:style style:name="Revision" style:family="paragraph">
      <style:paragraph-properties fo:margin-top="0in" fo:margin-bottom="0in" style:contextual-spacing="false" fo:text-align="left" style:justify-single-word="false" fo:orphans="2" fo:widows="2" style:writing-mode="lr-tb"/>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style:font-name="Aptos Display" fo:font-family="'Aptos Display'" style:font-family-generic="roman" style:font-pitch="variable" fo:font-size="14pt" fo:letter-spacing="0.0102in" style:letter-kerning="true" style:font-name-asian="游ゴシック Light" style:font-family-asian="'游ゴシック Light'"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游ゴシック Light" style:font-family-asian="'游ゴシック Light'"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游ゴシック Light" style:font-family-asian="'游ゴシック Light'"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游ゴシック Light" style:font-family-asian="'游ゴシック Light'"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游ゴシック Light" style:font-family-asian="'游ゴシック Light'"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游ゴシック Light" style:font-family-asian="'游ゴシック Light'"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游ゴシック Light" style:font-family-asian="'游ゴシック Light'"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游ゴシック Light" style:font-family-asian="'游ゴシック Light'"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Caption_20_Char" style:display-name="Caption Char" style:family="text" style:parent-style-name="Default_20_Paragraph_20_Font" loext:linked-style-name="Caption">
      <style:text-properties fo:font-style="italic" style:font-style-asian="italic"/>
    </style:style>
    <style:style style:name="Verbatim_20_Char" style:display-name="Verbatim Char" style:family="text" style:parent-style-name="Caption_20_Char" loext:linked-style-name="Source_20_Code">
      <style:text-properties style:font-name="Consolas" fo:font-family="Consolas" style:font-family-generic="roman" style:font-pitch="variable" fo:font-size="11pt" fo:font-style="italic" style:font-size-asian="11pt" style:font-style-asian="italic"/>
    </style:style>
    <style:style style:name="Section_20_Number" style:display-name="Section Number" style:family="text" style:parent-style-name="Caption_20_Char">
      <style:text-properties fo:font-style="italic" style:font-style-asian="italic"/>
    </style:style>
    <style:style style:name="Footnote_20_Symbol" style:display-name="Footnote Symbol" style:family="text" style:parent-style-name="Caption_20_Char">
      <style:text-properties style:text-position="super 58%" fo:font-style="italic" style:font-style-asian="italic"/>
    </style:style>
    <style:style style:name="Footnote_20_anchor" style:display-name="Footnote anchor" style:family="text">
      <style:text-properties style:text-position="super 58%" fo:font-style="italic" style:font-style-asian="italic"/>
    </style:style>
    <style:style style:name="Internet_20_link" style:display-name="Internet link" style:family="text" style:parent-style-name="Caption_20_Char">
      <style:text-properties fo:color="#156082" loext:opacity="100%" fo:font-style="italic" style:font-style-asian="italic">
        <loext:char-complex-color loext:theme-type="accent1" loext:color-type="theme"/>
      </style:text-properties>
    </style:style>
    <style:style style:name="KeywordTok" style:family="text" style:parent-style-name="Verbatim_20_Char">
      <style:text-properties fo:color="#007020" loext:opacity="100%" style:font-name="Consolas" fo:font-family="Consolas" style:font-family-generic="roman" style:font-pitch="variable" fo:font-size="11pt" fo:font-style="italic" fo:font-weight="bold" style:font-size-asian="11pt" style:font-style-asian="italic"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fo:font-style="italic" style:font-size-asian="11pt" style:font-style-asian="italic"/>
    </style:style>
    <style:style style:name="DecValTok" style:family="text" style:parent-style-name="Verbatim_20_Char">
      <style:text-properties fo:color="#40a070" loext:opacity="100%" style:font-name="Consolas" fo:font-family="Consolas" style:font-family-generic="roman" style:font-pitch="variable" fo:font-size="11pt" fo:font-style="italic" style:font-size-asian="11pt" style:font-style-asian="italic"/>
    </style:style>
    <style:style style:name="BaseNTok" style:family="text" style:parent-style-name="Verbatim_20_Char">
      <style:text-properties fo:color="#40a070" loext:opacity="100%" style:font-name="Consolas" fo:font-family="Consolas" style:font-family-generic="roman" style:font-pitch="variable" fo:font-size="11pt" fo:font-style="italic" style:font-size-asian="11pt" style:font-style-asian="italic"/>
    </style:style>
    <style:style style:name="FloatTok" style:family="text" style:parent-style-name="Verbatim_20_Char">
      <style:text-properties fo:color="#40a070" loext:opacity="100%" style:font-name="Consolas" fo:font-family="Consolas" style:font-family-generic="roman" style:font-pitch="variable" fo:font-size="11pt" fo:font-style="italic" style:font-size-asian="11pt" style:font-style-asian="italic"/>
    </style:style>
    <style:style style:name="ConstantTok" style:family="text" style:parent-style-name="Verbatim_20_Char">
      <style:text-properties fo:color="#880000" loext:opacity="100%" style:font-name="Consolas" fo:font-family="Consolas" style:font-family-generic="roman" style:font-pitch="variable" fo:font-size="11pt" fo:font-style="italic" style:font-size-asian="11pt" style:font-style-asian="italic"/>
    </style:style>
    <style:style style:name="CharTok" style:family="text" style:parent-style-name="Verbatim_20_Char">
      <style:text-properties fo:color="#4070a0" loext:opacity="100%" style:font-name="Consolas" fo:font-family="Consolas" style:font-family-generic="roman" style:font-pitch="variable" fo:font-size="11pt" fo:font-style="italic" style:font-size-asian="11pt" style:font-style-asian="italic"/>
    </style:style>
    <style:style style:name="SpecialCharTok" style:family="text" style:parent-style-name="Verbatim_20_Char">
      <style:text-properties fo:color="#4070a0" loext:opacity="100%" style:font-name="Consolas" fo:font-family="Consolas" style:font-family-generic="roman" style:font-pitch="variable" fo:font-size="11pt" fo:font-style="italic" style:font-size-asian="11pt" style:font-style-asian="italic"/>
    </style:style>
    <style:style style:name="StringTok" style:family="text" style:parent-style-name="Verbatim_20_Char">
      <style:text-properties fo:color="#4070a0" loext:opacity="100%" style:font-name="Consolas" fo:font-family="Consolas" style:font-family-generic="roman" style:font-pitch="variable" fo:font-size="11pt" fo:font-style="italic" style:font-size-asian="11pt" style:font-style-asian="italic"/>
    </style:style>
    <style:style style:name="VerbatimStringTok" style:family="text" style:parent-style-name="Verbatim_20_Char">
      <style:text-properties fo:color="#4070a0" loext:opacity="100%" style:font-name="Consolas" fo:font-family="Consolas" style:font-family-generic="roman" style:font-pitch="variable" fo:font-size="11pt" fo:font-style="italic" style:font-size-asian="11pt" style:font-style-asian="italic"/>
    </style:style>
    <style:style style:name="SpecialStringTok" style:family="text" style:parent-style-name="Verbatim_20_Char">
      <style:text-properties fo:color="#bb6688" loext:opacity="100%" style:font-name="Consolas" fo:font-family="Consolas" style:font-family-generic="roman" style:font-pitch="variable" fo:font-size="11pt" fo:font-style="italic" style:font-size-asian="11pt" style:font-style-asian="italic"/>
    </style:style>
    <style:style style:name="ImportTok" style:family="text" style:parent-style-name="Verbatim_20_Char">
      <style:text-properties fo:color="#008000" loext:opacity="100%" style:font-name="Consolas" fo:font-family="Consolas" style:font-family-generic="roman" style:font-pitch="variable" fo:font-size="11pt" fo:font-style="italic" fo:font-weight="bold" style:font-size-asian="11pt" style:font-style-asian="italic"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normal" style:font-size-asian="11pt" style:font-style-asian="normal"/>
    </style:style>
    <style:style style:name="DocumentationTok" style:family="text" style:parent-style-name="Verbatim_20_Char">
      <style:text-properties fo:color="#ba2121" loext:opacity="100%" style:font-name="Consolas" fo:font-family="Consolas" style:font-family-generic="roman" style:font-pitch="variable" fo:font-size="11pt" fo:font-style="normal" style:font-size-asian="11pt" style:font-style-asian="normal"/>
    </style:style>
    <style:style style:name="AnnotationTok" style:family="text" style:parent-style-name="Verbatim_20_Char">
      <style:text-properties fo:color="#60a0b0" loext:opacity="100%" style:font-name="Consolas" fo:font-family="Consolas" style:font-family-generic="roman" style:font-pitch="variable" fo:font-size="11pt" fo:font-style="normal" fo:font-weight="bold" style:font-size-asian="11pt" style:font-style-asian="normal"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normal" fo:font-weight="bold" style:font-size-asian="11pt" style:font-style-asian="normal" style:font-weight-asian="bold"/>
    </style:style>
    <style:style style:name="OtherTok" style:family="text" style:parent-style-name="Verbatim_20_Char">
      <style:text-properties fo:color="#007020" loext:opacity="100%" style:font-name="Consolas" fo:font-family="Consolas" style:font-family-generic="roman" style:font-pitch="variable" fo:font-size="11pt" fo:font-style="italic" style:font-size-asian="11pt" style:font-style-asian="italic"/>
    </style:style>
    <style:style style:name="FunctionTok" style:family="text" style:parent-style-name="Verbatim_20_Char">
      <style:text-properties fo:color="#06287e" loext:opacity="100%" style:font-name="Consolas" fo:font-family="Consolas" style:font-family-generic="roman" style:font-pitch="variable" fo:font-size="11pt" fo:font-style="italic" style:font-size-asian="11pt" style:font-style-asian="italic"/>
    </style:style>
    <style:style style:name="VariableTok" style:family="text" style:parent-style-name="Verbatim_20_Char">
      <style:text-properties fo:color="#19177c" loext:opacity="100%" style:font-name="Consolas" fo:font-family="Consolas" style:font-family-generic="roman" style:font-pitch="variable" fo:font-size="11pt" fo:font-style="italic" style:font-size-asian="11pt" style:font-style-asian="italic"/>
    </style:style>
    <style:style style:name="ControlFlowTok" style:family="text" style:parent-style-name="Verbatim_20_Char">
      <style:text-properties fo:color="#007020" loext:opacity="100%" style:font-name="Consolas" fo:font-family="Consolas" style:font-family-generic="roman" style:font-pitch="variable" fo:font-size="11pt" fo:font-style="italic" fo:font-weight="bold" style:font-size-asian="11pt" style:font-style-asian="italic"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fo:font-style="italic" style:font-size-asian="11pt" style:font-style-asian="italic"/>
    </style:style>
    <style:style style:name="BuiltInTok" style:family="text" style:parent-style-name="Verbatim_20_Char">
      <style:text-properties fo:color="#008000" loext:opacity="100%" style:font-name="Consolas" fo:font-family="Consolas" style:font-family-generic="roman" style:font-pitch="variable" fo:font-size="11pt" fo:font-style="italic" style:font-size-asian="11pt" style:font-style-asian="italic"/>
    </style:style>
    <style:style style:name="ExtensionTok" style:family="text" style:parent-style-name="Verbatim_20_Char">
      <style:text-properties style:font-name="Consolas" fo:font-family="Consolas" style:font-family-generic="roman" style:font-pitch="variable" fo:font-size="11pt" fo:font-style="italic" style:font-size-asian="11pt" style:font-style-asian="italic"/>
    </style:style>
    <style:style style:name="PreprocessorTok" style:family="text" style:parent-style-name="Verbatim_20_Char">
      <style:text-properties fo:color="#bc7a00" loext:opacity="100%" style:font-name="Consolas" fo:font-family="Consolas" style:font-family-generic="roman" style:font-pitch="variable" fo:font-size="11pt" fo:font-style="italic" style:font-size-asian="11pt" style:font-style-asian="italic"/>
    </style:style>
    <style:style style:name="AttributeTok" style:family="text" style:parent-style-name="Verbatim_20_Char">
      <style:text-properties fo:color="#7d9029" loext:opacity="100%" style:font-name="Consolas" fo:font-family="Consolas" style:font-family-generic="roman" style:font-pitch="variable" fo:font-size="11pt" fo:font-style="italic" style:font-size-asian="11pt" style:font-style-asian="italic"/>
    </style:style>
    <style:style style:name="RegionMarkerTok" style:family="text" style:parent-style-name="Verbatim_20_Char">
      <style:text-properties style:font-name="Consolas" fo:font-family="Consolas" style:font-family-generic="roman" style:font-pitch="variable" fo:font-size="11pt" fo:font-style="italic" style:font-size-asian="11pt" style:font-style-asian="italic"/>
    </style:style>
    <style:style style:name="InformationTok" style:family="text" style:parent-style-name="Verbatim_20_Char">
      <style:text-properties fo:color="#60a0b0" loext:opacity="100%" style:font-name="Consolas" fo:font-family="Consolas" style:font-family-generic="roman" style:font-pitch="variable" fo:font-size="11pt" fo:font-style="normal" fo:font-weight="bold" style:font-size-asian="11pt" style:font-style-asian="normal"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normal" fo:font-weight="bold" style:font-size-asian="11pt" style:font-style-asian="normal"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style="italic" fo:font-weight="bold" style:font-size-asian="11pt" style:font-style-asian="italic"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style="italic" fo:font-weight="bold" style:font-size-asian="11pt" style:font-style-asian="italic" style:font-weight-asian="bold"/>
    </style:style>
    <style:style style:name="NormalTok" style:family="text" style:parent-style-name="Verbatim_20_Char">
      <style:text-properties style:font-name="Consolas" fo:font-family="Consolas" style:font-family-generic="roman" style:font-pitch="variable" fo:font-size="11pt" fo:font-style="italic" style:font-size-asian="11pt" style:font-style-asian="italic"/>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 style:num-suffix=" " text:bullet-char=" ">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33</meta:editing-cycles>
    <meta:creation-date>2026-03-31T07:42:00</meta:creation-date>
    <dc:date>2026-03-31T20:34:49.785307560</dc:date>
    <meta:editing-duration>PT23M45S</meta:editing-duration>
    <meta:generator>LibreOffice/26.2.2.2$Linux_X86_64 LibreOffice_project/620$Build-2</meta:generator>
    <meta:document-statistic meta:table-count="0" meta:image-count="0" meta:object-count="0" meta:page-count="2" meta:paragraph-count="7" meta:word-count="648" meta:character-count="4234" meta:non-whitespace-character-count="3593"/>
    <meta:user-defined meta:name="AppVersion">16.0000</meta:user-defined>
    <meta:user-defined meta:name="DocSecurity" meta:value-type="float">4</meta:user-defined>
    <meta:template xlink:type="simple" xlink:actuate="onRequest" xlink:title="Normal.dotm" xlink:href=""/>
  </office:meta>
</office:document-meta>
</file>